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9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</text:p>
      <text:p text:style-name="P2"><text:s/>(manuscript or typescript) <text:tab/><text:tab/><text:tab/><text:tab/></text:p>
      <text:p text:style-name="P2">Language (s)<text:tab/><text:tab/><text:tab/><text:tab/><text:tab/><text:tab/><text:tab/><text:tab/><text:tab/><text:tab/></text:p>
      <text:p text:style-name="P2">Author of letter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text:line-break/><text:tab/>The renown which Mr D. Davidson/ has already acquired in the art of pen-/manship, and the sundry testimonials/ that justly award him a need of praise,/ render my recommendation of his ingenious/ [crossed-out: productions] works, altogether superfluous, yet/ as he [crossed-out: presumes] imagines that the expression/ of my opinion by writing of that which I/ saw, may prove to him beneficial, I will/ candidly state that the three productions [crossed-out: pieces] which/ he purposed to raffle one day of the ensuing/ week, one strikingly beautiful, not alone/ on account of the original conception, but/ also because of the admirable symmetry/ that they exhibit./</text:p>
      <text:p text:style-name="P2">About the principal one, that represents a/ superb structure, I deem it best to refer/</text:p>
      <text:p text:style-name="P2"/>
      <text:p text:style-name="P2">[Page 2]</text:p>
      <text:p text:style-name="P2">my co-religionists, who deserve to incourage[sic]/ industry and perseverance, to what has/ been published concerning it. <text:s/>I should only add/ that I agree on all points with the Revd/ J. M. Isaac's idea of the same. <text:s/>But the/ picture of Moses holding the tables of the/ covenant, and that of Aaron [crossed-<text:soft-page-break/>out: the priest]/ staying the raging pestilence by the pure/ incense, although inferior to the former,/ sufficiently evince the inventive mind of/ the writer, and his ability to carry out his/ artistic plans with great effect./</text:p>
      <text:p text:style-name="P2">I therefore take pleasure in thus publicly/ asserting that Mr D. Davidson well/ deserves the patronage of his brethren alike/ [crossed-out: well] here and wherever he betakes himself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8T09:23:57</meta:creation-date>
    <dc:date>2011-12-12T13:35:56.71</dc:date>
    <dc:language>en-US</dc:language>
    <meta:editing-cycles>3</meta:editing-cycles>
    <meta:editing-duration>PT00H23M07S</meta:editing-duration>
    <meta:document-statistic meta:table-count="0" meta:image-count="0" meta:object-count="0" meta:page-count="3" meta:paragraph-count="65" meta:word-count="392" meta:character-count="2669"/>
    <dc:creator>Penn Libraries</dc:creator>
    <meta:user-defined meta:name="Info 1"/>
    <meta:user-defined meta:name="Info 2"/>
    <meta:user-defined meta:name="Info 3"/>
    <meta:user-defined meta:name="Info 4"/>
  </office:meta>
</office:document-meta>
</file>